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ejaVuSans" svg:font-family="DejaVuSans"/>
    <style:font-face style:name="DejaVu Sans2" svg:font-family="'DejaVu Sans'" style:font-pitch="variable"/>
    <style:font-face style:name="DejaVu Serif1" svg:font-family="'DejaVu Serif'" style:font-pitch="variable"/>
    <style:font-face style:name="DejaVuSans1" svg:font-family="DejaVuSans" style:font-pitch="variable"/>
    <style:font-face style:name="DejaVu Sans" svg:font-family="'DejaVu Sans'"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DejaVu Sans1" svg:font-family="'DejaVu 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28cm" svg:stroke-color="#b0b0b0" draw:stroke-linejoin="round" svg:stroke-linecap="square" draw:fill="none" fo:padding-top="0.014cm" fo:padding-bottom="0.014cm" fo:padding-left="0.014cm" fo:padding-right="0.014cm"/>
    </style:style>
    <style:style style:name="gr3" style:family="graphic" style:parent-style-name="standard">
      <style:graphic-properties draw:stroke="none" draw:fill="solid" draw:fill-color="#000000"/>
    </style:style>
    <style:style style:name="gr4" style:family="graphic" style:parent-style-name="standard">
      <style:graphic-properties draw:stroke="solid" svg:stroke-width="0.028cm" svg:stroke-color="#000000" draw:stroke-linejoin="round" svg:stroke-linecap="butt" draw:fill="none" fo:padding-top="0.014cm" fo:padding-bottom="0.014cm" fo:padding-left="0.014cm" fo:padding-right="0.014cm"/>
    </style:style>
    <style:style style:name="gr5"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style:paragraph-properties style:writing-mode="lr-tb"/>
    </style:style>
    <style:style style:name="gr6" style:family="graphic" style:parent-style-name="standard">
      <style:graphic-properties draw:stroke="solid" svg:stroke-width="0.052cm" svg:stroke-color="#0000ff" draw:stroke-linejoin="round" svg:stroke-linecap="square" draw:fill="none" fo:padding-top="0.026cm" fo:padding-bottom="0.026cm" fo:padding-left="0.026cm" fo:padding-right="0.026cm"/>
    </style:style>
    <style:style style:name="gr7" style:family="graphic" style:parent-style-name="standard">
      <style:graphic-properties draw:stroke="solid" svg:stroke-width="0.052cm" svg:stroke-color="#ff0000" draw:stroke-linejoin="round" svg:stroke-linecap="square" draw:fill="none" fo:padding-top="0.026cm" fo:padding-bottom="0.026cm" fo:padding-left="0.026cm" fo:padding-right="0.026cm"/>
    </style:style>
    <style:style style:name="gr8" style:family="graphic" style:parent-style-name="standard">
      <style:graphic-properties draw:stroke="solid" svg:stroke-width="0.028cm" svg:stroke-color="#000000" draw:stroke-linejoin="miter" svg:stroke-linecap="square" draw:fill="none" fo:padding-top="0.014cm" fo:padding-bottom="0.014cm" fo:padding-left="0.014cm" fo:padding-right="0.014cm"/>
    </style:style>
    <style:style style:name="gr9" style:family="graphic" style:parent-style-name="standard">
      <style:graphic-properties draw:stroke="solid" svg:stroke-width="0.035cm" svg:stroke-color="#cccccc" svg:stroke-opacity="80%" draw:stroke-linejoin="miter" svg:stroke-linecap="butt" draw:fill="solid" draw:fill-color="#ffffff" draw:opacity="80%" fo:padding-top="0.017cm" fo:padding-bottom="0.017cm" fo:padding-left="0.017cm" fo:padding-right="0.017cm"/>
    </style:style>
    <style:style style:name="gr10" style:family="graphic" style:parent-style-name="standard">
      <style:graphic-properties draw:stroke="none" svg:stroke-color="#000000" draw:fill="none" draw:fill-color="#ffffff" draw:textarea-horizontal-align="left" draw:auto-grow-height="true" draw:auto-grow-width="false" fo:min-height="0.766cm" fo:min-width="0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false" fo:min-height="1.297cm" fo:min-width="0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false" fo:min-height="0.893cm" fo:min-width="0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false" fo:min-height="0.512cm" fo:min-width="0cm"/>
      <style:paragraph-properties style:writing-mode="lr-tb"/>
    </style:style>
    <style:style style:name="gr14" style:family="graphic" style:parent-style-name="objectwithoutfill">
      <style:graphic-properties draw:fill="solid" draw:textarea-horizontal-align="center" draw:textarea-vertical-align="middle"/>
    </style:style>
    <style:style style:name="gr15" style:family="graphic" style:parent-style-name="standard">
      <style:graphic-properties draw:marker-start="Arrow" draw:marker-start-width="0.3cm" draw:marker-end="Arrow" draw:marker-end-width="0.3cm" draw:textarea-horizontal-align="center" draw:textarea-vertical-align="middle"/>
    </style:style>
    <style:style style:name="P1" style:family="paragraph">
      <loext:graphic-properties draw:fill="solid" draw:fill-color="#ffffff"/>
    </style:style>
    <style:style style:name="P2" style:family="paragraph">
      <loext:graphic-properties draw:fill="none"/>
    </style:style>
    <style:style style:name="P3" style:family="paragraph">
      <loext:graphic-properties draw:fill="solid" draw:fill-color="#000000"/>
    </style:style>
    <style:style style:name="P4" style:family="paragraph">
      <style:paragraph-properties fo:text-align="start" style:writing-mode="lr-tb"/>
    </style:style>
    <style:style style:name="P5" style:family="paragraph">
      <loext:graphic-properties draw:fill="none"/>
      <style:text-properties fo:font-size="12pt" style:font-size-asian="12pt" style:font-size-complex="12pt"/>
    </style:style>
    <style:style style:name="P6" style:family="paragraph">
      <loext:graphic-properties draw:fill="solid" draw:fill-color="#ffffff" draw:opacity="80%"/>
    </style:style>
    <style:style style:name="P7" style:family="paragraph">
      <loext:graphic-properties draw:fill="none" draw:fill-color="#ffffff"/>
    </style:style>
    <style:style style:name="P8" style:family="paragraph">
      <loext:graphic-properties draw:fill="solid"/>
    </style:style>
    <style:style style:name="T1" style:family="text">
      <style:text-properties fo:color="#000000" style:font-name="DejaVuSans" fo:font-size="12pt" style:font-size-asian="12pt" style:font-name-complex="DejaVuSans"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4.993cm" svg:height="8.633cm" svg:x="-0.001cm" svg:y="-0.001cm" svg:viewBox="0 0 24994 8634" draw:points="0,8634 24994,8634 24994,0 0,0">
          <text:p/>
        </draw:polygon>
        <draw:polygon draw:style-name="gr1" draw:text-style-name="P1" draw:layer="layout" svg:width="10.677cm" svg:height="4.803cm" svg:x="1.591cm" svg:y="1.419cm" svg:viewBox="0 0 10678 4804" draw:points="0,4804 10678,4804 10678,0 0,0">
          <text:p/>
        </draw:polygon>
        <draw:line draw:style-name="gr2" draw:text-style-name="P2" draw:layer="layout" svg:x1="1.591cm" svg:y1="6.222cm" svg:x2="1.591cm" svg:y2="1.419cm">
          <text:p/>
        </draw:line>
        <draw:polygon draw:style-name="gr3" draw:text-style-name="P3" draw:layer="layout" svg:width="0cm" svg:height="0.122cm" svg:x="1.591cm" svg:y="6.222cm" svg:viewBox="0 0 0 123" draw:points="0,0 0,123">
          <text:p/>
        </draw:polygon>
        <draw:line draw:style-name="gr4" draw:text-style-name="P2" draw:layer="layout" svg:x1="1.591cm" svg:y1="6.222cm" svg:x2="1.591cm" svg:y2="6.345cm">
          <text:p/>
        </draw:line>
        <draw:line draw:style-name="gr2" draw:text-style-name="P2" draw:layer="layout" svg:x1="4.023cm" svg:y1="6.222cm" svg:x2="4.023cm" svg:y2="1.419cm">
          <text:p/>
        </draw:line>
        <draw:polygon draw:style-name="gr3" draw:text-style-name="P3" draw:layer="layout" svg:width="0cm" svg:height="0.122cm" svg:x="4.023cm" svg:y="6.222cm" svg:viewBox="0 0 0 123" draw:points="0,0 0,123">
          <text:p/>
        </draw:polygon>
        <draw:line draw:style-name="gr4" draw:text-style-name="P2" draw:layer="layout" svg:x1="4.023cm" svg:y1="6.222cm" svg:x2="4.023cm" svg:y2="6.345cm">
          <text:p/>
        </draw:line>
        <draw:frame draw:style-name="gr5" draw:text-style-name="P5" draw:layer="layout" svg:width="0.422cm" svg:height="0.497cm" svg:x="1.456cm" svg:y="6.398cm">
          <draw:text-box>
            <text:p text:style-name="P4"><text:span text:style-name="T1">0</text:span></text:p>
          </draw:text-box>
        </draw:frame>
        <draw:line draw:style-name="gr2" draw:text-style-name="P2" draw:layer="layout" svg:x1="6.455cm" svg:y1="6.222cm" svg:x2="6.455cm" svg:y2="1.419cm">
          <text:p/>
        </draw:line>
        <draw:polygon draw:style-name="gr3" draw:text-style-name="P3" draw:layer="layout" svg:width="0cm" svg:height="0.122cm" svg:x="6.455cm" svg:y="6.222cm" svg:viewBox="0 0 0 123" draw:points="0,0 0,123">
          <text:p/>
        </draw:polygon>
        <draw:line draw:style-name="gr4" draw:text-style-name="P2" draw:layer="layout" svg:x1="6.455cm" svg:y1="6.222cm" svg:x2="6.455cm" svg:y2="6.345cm">
          <text:p/>
        </draw:line>
        <draw:frame draw:style-name="gr5" draw:text-style-name="P5" draw:layer="layout" svg:width="0.544cm" svg:height="0.497cm" svg:x="3.754cm" svg:y="6.398cm">
          <draw:text-box>
            <text:p text:style-name="P4"><text:span text:style-name="T1">50</text:span></text:p>
          </draw:text-box>
        </draw:frame>
        <draw:line draw:style-name="gr2" draw:text-style-name="P2" draw:layer="layout" svg:x1="8.887cm" svg:y1="6.222cm" svg:x2="8.887cm" svg:y2="1.419cm">
          <text:p/>
        </draw:line>
        <draw:polygon draw:style-name="gr3" draw:text-style-name="P3" draw:layer="layout" svg:width="0cm" svg:height="0.122cm" svg:x="8.887cm" svg:y="6.222cm" svg:viewBox="0 0 0 123" draw:points="0,0 0,123">
          <text:p/>
        </draw:polygon>
        <draw:line draw:style-name="gr4" draw:text-style-name="P2" draw:layer="layout" svg:x1="8.887cm" svg:y1="6.222cm" svg:x2="8.887cm" svg:y2="6.345cm">
          <text:p/>
        </draw:line>
        <draw:frame draw:style-name="gr5" draw:text-style-name="P5" draw:layer="layout" svg:width="0.815cm" svg:height="0.497cm" svg:x="6.051cm" svg:y="6.398cm">
          <draw:text-box>
            <text:p text:style-name="P4"><text:span text:style-name="T1">100</text:span></text:p>
          </draw:text-box>
        </draw:frame>
        <draw:line draw:style-name="gr2" draw:text-style-name="P2" draw:layer="layout" svg:x1="11.319cm" svg:y1="6.222cm" svg:x2="11.319cm" svg:y2="1.419cm">
          <text:p/>
        </draw:line>
        <draw:polygon draw:style-name="gr3" draw:text-style-name="P3" draw:layer="layout" svg:width="0cm" svg:height="0.122cm" svg:x="11.319cm" svg:y="6.222cm" svg:viewBox="0 0 0 123" draw:points="0,0 0,123">
          <text:p/>
        </draw:polygon>
        <draw:line draw:style-name="gr4" draw:text-style-name="P2" draw:layer="layout" svg:x1="11.319cm" svg:y1="6.222cm" svg:x2="11.319cm" svg:y2="6.345cm">
          <text:p/>
        </draw:line>
        <draw:frame draw:style-name="gr5" draw:text-style-name="P5" draw:layer="layout" svg:width="0.815cm" svg:height="0.497cm" svg:x="8.483cm" svg:y="6.398cm">
          <draw:text-box>
            <text:p text:style-name="P4"><text:span text:style-name="T1">150</text:span></text:p>
          </draw:text-box>
        </draw:frame>
        <draw:frame draw:style-name="gr5" draw:text-style-name="P5" draw:layer="layout" svg:width="0.815cm" svg:height="0.497cm" svg:x="10.915cm" svg:y="6.398cm">
          <draw:text-box>
            <text:p text:style-name="P4"><text:span text:style-name="T1">200</text:span></text:p>
          </draw:text-box>
        </draw:frame>
        <draw:line draw:style-name="gr2" draw:text-style-name="P2" draw:layer="layout" svg:x1="1.591cm" svg:y1="6.222cm" svg:x2="12.268cm" svg:y2="6.222cm">
          <text:p/>
        </draw:line>
        <draw:polygon draw:style-name="gr3" draw:text-style-name="P3" draw:layer="layout" svg:width="0.123cm" svg:height="0cm" svg:x="1.467cm" svg:y="6.222cm" svg:viewBox="0 0 124 0" draw:points="124,0 0,0">
          <text:p/>
        </draw:polygon>
        <draw:line draw:style-name="gr4" draw:text-style-name="P2" draw:layer="layout" svg:x1="1.591cm" svg:y1="6.222cm" svg:x2="1.467cm" svg:y2="6.222cm">
          <text:p/>
        </draw:line>
        <draw:frame draw:style-name="gr5" draw:text-style-name="P5" draw:layer="layout" svg:width="2.233cm" svg:height="0.497cm" svg:x="5.768cm" svg:y="7.493cm">
          <draw:text-box>
            <text:p text:style-name="P4"><text:span text:style-name="T1">Time (sec)</text:span></text:p>
          </draw:text-box>
        </draw:frame>
        <draw:line draw:style-name="gr2" draw:text-style-name="P2" draw:layer="layout" svg:x1="1.591cm" svg:y1="4.599cm" svg:x2="12.268cm" svg:y2="4.599cm">
          <text:p/>
        </draw:line>
        <draw:polygon draw:style-name="gr3" draw:text-style-name="P3" draw:layer="layout" svg:width="0.123cm" svg:height="0cm" svg:x="1.467cm" svg:y="4.599cm" svg:viewBox="0 0 124 0" draw:points="124,0 0,0">
          <text:p/>
        </draw:polygon>
        <draw:line draw:style-name="gr4" draw:text-style-name="P2" draw:layer="layout" svg:x1="1.591cm" svg:y1="4.599cm" svg:x2="1.467cm" svg:y2="4.599cm">
          <text:p/>
        </draw:line>
        <draw:frame draw:style-name="gr5" draw:text-style-name="P5" draw:layer="layout" svg:width="0.422cm" svg:height="0.497cm" svg:x="1.075cm" svg:y="5.99cm">
          <draw:text-box>
            <text:p text:style-name="P4"><text:span text:style-name="T1">0</text:span></text:p>
          </draw:text-box>
        </draw:frame>
        <draw:line draw:style-name="gr2" draw:text-style-name="P2" draw:layer="layout" svg:x1="1.591cm" svg:y1="2.976cm" svg:x2="12.268cm" svg:y2="2.976cm">
          <text:p/>
        </draw:line>
        <draw:polygon draw:style-name="gr3" draw:text-style-name="P3" draw:layer="layout" svg:width="0.123cm" svg:height="0cm" svg:x="1.467cm" svg:y="2.976cm" svg:viewBox="0 0 124 0" draw:points="124,0 0,0">
          <text:p/>
        </draw:polygon>
        <draw:line draw:style-name="gr4" draw:text-style-name="P2" draw:layer="layout" svg:x1="1.591cm" svg:y1="2.976cm" svg:x2="1.467cm" svg:y2="2.976cm">
          <text:p/>
        </draw:line>
        <draw:frame draw:style-name="gr5" draw:text-style-name="P5" draw:layer="layout" svg:width="0.544cm" svg:height="0.497cm" svg:x="0.805cm" svg:y="4.367cm">
          <draw:text-box>
            <text:p text:style-name="P4"><text:span text:style-name="T1">20</text:span></text:p>
          </draw:text-box>
        </draw:frame>
        <draw:frame draw:style-name="gr5" draw:text-style-name="P5" draw:layer="layout" svg:width="0.544cm" svg:height="0.497cm" svg:x="0.805cm" svg:y="2.744cm">
          <draw:text-box>
            <text:p text:style-name="P4"><text:span text:style-name="T1">40</text:span></text:p>
          </draw:text-box>
        </draw:frame>
        <draw:polyline draw:style-name="gr6" draw:text-style-name="P2" draw:layer="layout" svg:width="10.677cm" svg:height="1.219cm" svg:x="1.591cm" svg:y="2.53cm" svg:viewBox="0 0 10678 1220" draw:points="0,638 12,618 24,609 36,643 48,649 73,587 85,671 97,653 109,675 121,665 134,621 146,658 158,635 170,699 182,645 194,684 206,660 219,669 231,734 243,673 255,705 267,673 279,691 292,623 304,698 316,735 328,742 340,640 352,657 365,703 377,655 389,645 401,684 413,641 425,668 438,631 450,673 462,623 486,670 498,722 510,678 535,655 547,693 559,659 571,650 583,770 596,659 608,687 620,657 632,652 644,619 656,625 669,600 681,628 693,561 705,716 717,680 729,584 742,561 754,617 778,584 790,574 802,617 815,603 827,624 839,611 851,707 863,566 875,579 887,581 900,642 912,564 924,615 936,580 948,583 960,614 973,588 985,631 1009,1174 1021,1192 1033,1142 1046,1171 1058,1165 1070,1181 1082,1220 1094,1194 1106,726 1119,655 1155,686 1167,683 1179,632 1204,675 1216,644 1228,691 1240,667 1252,634 1277,675 1289,725 1301,733 1313,613 1325,659 1337,687 1362,649 1374,650 1386,640 1398,635 1410,647 1423,699 1447,728 1459,720 1471,731 1483,707 1495,711 1508,678 1520,656 1532,411 1544,0 1556,112 1568,423 1581,309 1593,370 1605,455 1617,427 1629,378 1654,391 1666,430 1678,451 1690,385 1702,383 1714,497 1727,348 1739,430 1751,370 1763,471 1775,354 1787,377 1800,345 1812,501 1824,399 1836,348 1848,385 1860,493 1872,372 1885,417 1897,346 1909,469 1921,379 1933,382 1945,413 1958,699 1970,424 1982,588 1994,408 2006,492 2018,404 2031,473 2043,498 2055,587 2067,481 2079,564 2091,417 2104,577 2116,391 2128,398 2140,483 2164,528 2176,465 2189,592 2201,436 2213,550 2225,312 2249,485 2262,387 2274,385 2286,339 2298,334 2310,400 2335,313 2347,340 2359,507 2371,322 2383,346 2395,552 2408,517 2420,385 2432,358 2444,369 2456,426 2468,341 2493,394 2505,390 2517,328 2529,361 2541,322 2553,602 2566,404 2578,376 2590,388 2602,436 2614,341 2626,396 2639,390 2651,414 2663,638 2675,618 2687,609 2699,643 2712,649 2736,587 2748,404 2760,394 2772,479 2785,495 2797,480 2809,402 2821,441 2833,446 2845,335 2857,386 2870,583 2882,658 2894,457 2906,512 2918,473 2930,596 2943,397 2955,373 2967,433 2979,691 2991,547 3016,411 3028,653 3064,391 3076,607 3089,473 3101,568 3113,464 3125,672 3137,427 3149,508 3161,549 3174,557 3186,495 3198,477 3210,480 3222,626 3234,500 3247,506 3259,530 3271,587 3283,591 3295,438 3307,880 3320,905 3332,885 3344,895 3368,872 3380,912 3393,925 3405,948 3429,620 3441,622 3453,638 3466,672 3478,682 3490,667 3502,869 3514,875 3526,865 3551,871 3563,931 3575,863 3587,879 3599,922 3611,902 3624,952 3636,894 3648,908 3660,863 3672,920 3684,949 3697,873 3709,947 3721,884 3733,900 3745,935 3758,891 3771,813 3783,413 3795,382 3807,416 3819,510 3831,439 3856,470 3868,395 3892,460 3904,529 3916,454 3929,501 3941,428 3953,437 3977,481 3989,411 4002,577 4014,872 4026,884 4038,955 4050,932 4062,892 4075,867 4087,888 4099,960 4111,916 4123,900 4135,494 4147,434 4160,428 4172,460 4196,439 4208,437 4220,399 4233,430 4245,449 4257,490 4269,386 4281,447 4293,453 4306,603 4318,670 4330,652 4342,716 4354,854 4366,875 4379,925 4391,906 4403,852 4415,871 4427,943 4439,858 4452,961 4464,879 4476,867 4488,896 4500,910 4512,894 4524,915 4537,953 4549,852 4561,875 4597,915 4610,901 4622,882 4634,901 4646,878 4658,867 4670,877 4683,921 4695,911 4707,912 4719,877 4731,926 4743,883 4756,859 4768,933 4792,960 4804,899 4816,915 4828,972 4841,892 4865,1057 4877,990 4889,970 4901,960 4914,920 4926,1041 4938,1056 4950,968 4962,973 4974,951 4999,1000 5011,935 5023,1018 5035,1136 5047,1048 5060,1013 5072,1022 5084,1008 5096,1005 5108,995 5120,136 5132,70 5145,132 5157,167 5169,102 5181,77 5193,89 5230,429 5242,414 5254,448 5266,423 5278,522 5291,407 5303,401 5315,463 5327,419 5339,423 5351,527 5364,389 5376,353 5388,424 5400,399 5424,471 5437,401 5449,373 5473,437 5485,404 5497,333 5509,544 5534,423 5546,380 5558,374 5570,492 5582,344 5595,363 5607,548 5619,488 5631,383 5643,344 5655,379 5668,373 5680,311 5692,338 5704,382 5716,441 5728,395 5741,392 5753,336 5765,481 5777,362 5789,323 5801,393 5813,420 5838,362 5850,408 5862,437 5874,417 5886,478 5899,378 5911,541 5923,435 5947,359 5959,434 5972,407 5984,433 5996,405 6008,468 6020,343 6032,466 6045,417 6057,465 6069,426 6081,359 6093,473 6105,496 6117,392 6130,429 6154,471 6166,399 6178,439 6190,402 6203,511 6215,448 6227,421 6239,455 6251,572 6263,463 6276,405 6288,427 6300,462 6312,407 6324,451 6336,448 6349,400 6361,405 6373,423 6385,357 6397,441 6409,616 6422,546 6434,568 6458,396 6470,383 6482,356 6494,408 6507,402 6519,379 6531,414 6543,348 6555,491 6567,365 6580,363 6592,400 6604,409 6616,365 6628,352 6640,369 6653,402 6665,367 6677,381 6689,479 6701,402 6713,377 6726,398 6738,381 6750,445 6762,579 6786,322 6798,594 6811,665 6823,631 6835,430 6847,349 6859,479 6871,386 6896,404 6908,401 6920,366 6932,389 6944,401 6957,390 6969,345 6981,451 6993,453 7005,864 7017,902 7030,916 7042,849 7066,920 7078,871 7090,881 7103,940 7115,859 7127,948 7139,855 7151,876 7163,847 7175,883 7188,881 7200,968 7212,889 7224,945 7236,865 7248,881 7261,929 7273,922 7285,886 7297,932 7309,940 7321,882 7334,847 7346,916 7358,934 7370,910 7382,867 7394,900 7407,919 7419,925 7431,857 7443,756 7455,409 7467,421 7479,409 7492,439 7504,403 7516,414 7528,344 7540,448 7552,427 7565,468 7577,403 7589,400 7601,373 7613,426 7625,398 7638,493 7650,409 7662,508 7674,420 7686,417 7698,389 7711,472 7735,385 7747,383 7759,434 7771,411 7783,464 7796,547 7808,562 7820,603 7832,904 7844,859 7856,868 7881,875 7893,911 7905,878 7917,580 7929,594 7942,569 7954,720 7966,609 7978,723 7990,671 8002,766 8015,704 8027,674 8039,700 8051,758 8063,656 8075,738 8088,550 8100,580 8112,488 8124,500 8136,566 8148,501 8160,566 8173,445 8185,623 8197,513 8209,580 8221,587 8233,1089 8246,869 8258,919 8270,936 8282,900 8294,938 8319,868 8331,911 8343,921 8355,946 8367,855 8392,952 8404,901 8416,809 8428,344 8440,477 8452,338 8464,341 8489,399 8501,368 8513,374 8525,395 8537,458 8550,367 8562,361 8574,369 8586,389 8598,389 8610,408 8623,359 8635,437 8647,472 8659,361 8671,377 8683,407 8696,533 8708,402 8744,460 8756,418 8768,556 8781,421 8793,453 8805,346 8829,405 8841,455 8854,349 8866,381 8878,457 8890,458 8902,603 8914,908 8927,870 8939,948 8951,883 8963,602 8975,426 8987,512 9012,361 9024,368 9036,602 9048,580 9060,676 9073,635 9085,661 9097,573 9109,571 9121,467 9133,500 9145,420 9158,441 9170,341 9182,522 9194,369 9231,427 9243,440 9255,465 9267,435 9279,452 9291,434 9304,436 9316,455 9328,486 9340,358 9352,436 9364,412 9377,453 9389,401 9401,453 9413,407 9425,429 9437,427 9449,463 9462,425 9474,436 9486,481 9498,406 9510,363 9535,488 9547,392 9559,402 9571,434 9583,444 9595,427 9608,420 9620,373 9632,578 9644,624 9656,688 9668,633 9681,661 9693,579 9705,633 9717,666 9729,884 9741,930 9753,869 9766,932 9778,872 9790,853 9802,888 9814,944 9826,875 9839,876 9851,959 9863,881 9875,871 9887,889 9899,889 9912,899 9924,878 9936,907 9948,889 9960,752 9972,686 9985,652 9997,800 10009,892 10021,888 10033,879 10045,891 10058,927 10082,846 10094,910 10106,903 10130,863 10143,893 10155,886 10167,891 10179,764 10191,582 10203,685 10216,647 10228,684 10240,613 10252,686 10264,616 10276,600 10289,646 10301,734 10313,628 10325,604 10337,643 10349,703 10362,611 10374,733 10386,647 10398,647 10422,607 10434,608 10447,639 10459,631 10483,720 10495,588 10507,856 10520,884 10532,879 10544,891 10556,911 10568,909 10580,894 10593,869 10641,914 10653,862 10666,870 10678,892">
          <text:p/>
        </draw:polyline>
        <draw:polyline draw:style-name="gr7" draw:text-style-name="P2" draw:layer="layout" svg:width="10.677cm" svg:height="4.803cm" svg:x="1.591cm" svg:y="1.419cm" svg:viewBox="0 0 10678 4804" draw:points="0,1930 12,1733 24,1724 36,1890 48,1778 61,1809 73,1651 85,1662 97,1857 109,1661 134,1695 146,1781 158,1636 170,1658 182,1742 194,1948 206,1801 219,1909 231,1880 243,1920 255,1654 267,1728 279,1642 292,1771 304,1666 316,1624 328,1661 340,1846 352,1673 365,1597 377,1695 389,1841 401,1887 413,1741 438,1870 450,2009 474,1711 498,1832 510,2076 523,1710 535,1802 547,1763 559,1788 571,1743 583,1776 596,2038 608,1841 620,1754 632,2146 644,1810 656,1632 669,1588 681,1793 693,1710 705,1570 717,1783 729,1774 742,1793 754,1680 766,1666 778,1568 790,1657 802,1626 815,1531 827,1726 839,1596 851,1691 875,1986 887,1854 900,2063 912,1920 924,1949 936,2069 948,2035 960,2044 973,1995 985,1993 997,2006 1009,1913 1021,1964 1033,2040 1046,2003 1058,1916 1082,2102 1094,2080 1106,2001 1119,2083 1131,1771 1143,1881 1155,1733 1167,1766 1179,1673 1191,1656 1204,1533 1216,1804 1228,1661 1240,1839 1252,1905 1264,2105 1289,1974 1301,2065 1325,2122 1350,2023 1362,1898 1374,1884 1386,1888 1398,1905 1410,1890 1423,1859 1435,1858 1447,1829 1459,1846 1471,1555 1483,1630 1495,1759 1508,1760 1520,2146 1532,1986 1556,2158 1568,2014 1581,2063 1593,1974 1605,2057 1617,2007 1629,2008 1641,1946 1654,1970 1666,1726 1690,1962 1702,2152 1714,2077 1727,2182 1739,2155 1751,2158 1763,2013 1775,2021 1787,1979 1800,2031 1812,1962 1824,1989 1836,1870 1848,1970 1860,1983 1872,1907 1885,1959 1897,1709 1909,1840 1921,1865 1945,1866 1958,1921 1970,1678 1982,1738 1994,1685 2006,1970 2018,1780 2043,1621 2055,1669 2067,1600 2079,1792 2091,1763 2104,1784 2116,1877 2128,1691 2140,1633 2152,1853 2164,1700 2176,1981 2189,1965 2201,2076 2213,2108 2225,1771 2237,1717 2249,2066 2262,2036 2274,1876 2286,1834 2298,1720 2310,1808 2322,1737 2335,1838 2347,1750 2359,1739 2371,1761 2383,2764 2395,4804 2833,4804 2857,1096 2870,1047 2882,1042 2894,764 2906,124 2918,0 2930,18 2943,72 2955,363 2979,1235 2991,997 3003,981 3016,852 3028,886 3040,1032 3052,964 3076,895 3089,1181 3101,1147 3113,784 3125,1086 3137,923 3149,960 3161,1059 3174,932 3186,852 3198,676 3210,1016 3222,758 3234,619 3247,808 3271,972 3283,940 3295,958 3307,1040 3320,853 3332,997 3344,786 3356,1001 3368,947 3380,956 3393,1186 3417,1105 3429,1088 3441,1095 3453,1173 3478,1087 3490,1082 3502,1088 3514,1013 3526,749 3538,692 3551,695 3563,1009 3575,744 3587,670 3599,770 3611,801 3624,780 3636,776 3648,840 3660,941 3672,788 3684,815 3697,1005 3709,854 3733,660 3745,677 3758,1137 3771,898 3783,786 3795,805 3807,836 3819,853 3831,835 3843,885 3856,911 3868,783 3880,807 3904,922 3916,947 3929,796 3941,900 3953,736 3977,838 3989,815 4002,905 4026,822 4038,886 4050,913 4062,928 4075,891 4087,787 4099,912 4111,800 4123,834 4135,905 4160,868 4172,893 4184,956 4196,867 4208,824 4220,802 4233,750 4245,758 4257,819 4269,1198 4281,847 4293,932 4306,963 4318,914 4330,777 4342,808 4354,805 4366,853 4379,743 4403,1130 4415,1166 4439,1097 4452,1171 4464,1148 4476,1097 4488,1115 4500,1076 4512,1156 4524,1096 4537,1155 4549,1046 4561,783 4573,845 4585,849 4610,944 4622,962 4634,1016 4646,905 4658,1188 4670,851 4683,827 4695,479 4719,971 4731,797 4743,859 4756,663 4768,691 4792,829 4804,775 4816,671 4828,818 4841,764 4853,840 4865,832 4901,645 4914,839 4926,731 4938,948 4950,747 4962,902 4974,815 4999,752 5011,842 5023,863 5035,795 5047,901 5060,797 5072,938 5084,707 5096,743 5108,693 5120,825 5132,813 5145,904 5157,816 5169,1083 5181,758 5193,796 5205,765 5218,936 5230,1269 5242,1331 5254,792 5266,1049 5278,756 5291,816 5303,744 5315,951 5327,844 5351,770 5364,916 5376,910 5388,943 5400,892 5412,955 5424,1179 5437,1111 5449,1080 5461,1096 5473,1133 5485,1098 5497,1207 5522,1130 5534,1061 5546,1195 5558,1119 5570,1126 5582,1067 5595,1129 5607,1134 5619,1144 5631,1110 5655,1191 5668,1123 5680,1087 5692,1100 5704,1106 5728,1063 5765,1095 5777,1173 5789,1064 5801,1127 5813,1073 5826,1249 5838,1122 5850,1106 5862,1075 5874,1102 5886,1101 5899,1138 5911,1093 5923,1133 5935,994 5959,1035 5972,1126 5984,1089 5996,1103 6008,1098 6020,1183 6032,1181 6045,1114 6057,739 6069,742 6081,869 6093,835 6105,888 6117,740 6130,926 6142,893 6154,837 6166,741 6178,1255 6190,1368 6203,1012 6215,1060 6227,865 6239,889 6251,823 6263,807 6276,1085 6288,1070 6300,1236 6312,801 6324,990 6336,736 6361,1142 6373,1029 6385,1028 6397,1336 6409,970 6422,942 6434,927 6446,1086 6470,722 6482,835 6494,835 6507,697 6519,670 6531,792 6543,796 6555,709 6567,736 6580,853 6592,819 6604,722 6616,721 6628,857 6640,908 6653,687 6665,653 6677,810 6689,854 6701,812 6713,811 6726,827 6738,856 6750,935 6762,790 6774,829 6786,887 6798,795 6811,744 6823,814 6835,1289 6847,858 6859,811 6871,852 6884,1122 6908,818 6920,823 6932,1048 6944,794 6957,863 6969,820 6981,1056 7005,850 7017,1578 7030,967 7054,849 7066,865 7078,963 7103,837 7115,840 7127,882 7139,937 7151,857 7163,862 7175,958 7188,958 7200,860 7212,846 7224,866 7236,854 7248,598 7261,770 7273,886 7297,730 7309,734 7321,775 7334,944 7346,681 7358,726 7370,979 7382,880 7394,895 7407,986 7419,778 7431,867 7443,1129 7455,914 7467,907 7479,784 7492,744 7504,735 7516,804 7528,767 7540,856 7552,669 7565,800 7577,771 7589,865 7601,755 7613,925 7625,914 7638,1054 7650,780 7662,925 7674,682 7686,833 7698,643 7711,805 7723,653 7735,926 7747,742 7759,864 7771,1128 7796,687 7808,806 7820,750 7832,805 7844,771 7856,873 7869,883 7881,755 7893,822 7905,857 7917,752 7929,692 7942,739 7954,820 7966,621 7978,804 7990,814 8002,887 8015,875 8027,660 8039,957 8051,773 8063,841 8075,791 8088,1010 8100,717 8112,825 8124,734 8136,966 8148,745 8160,855 8173,924 8185,945 8197,1052 8209,799 8221,755 8233,731 8246,970 8258,798 8270,795 8282,750 8294,1045 8306,788 8319,775 8331,714 8343,987 8355,967 8367,669 8379,731 8392,866 8404,702 8416,833 8428,779 8440,956 8452,783 8464,753 8477,817 8489,1200 8501,1075 8513,1105 8525,1083 8550,1171 8562,1148 8574,1055 8586,1072 8598,1144 8610,1083 8623,1072 8635,1194 8659,1091 8671,1076 8683,1132 8696,1153 8708,1080 8720,1101 8732,1111 8744,1111 8756,1022 8768,1101 8781,1082 8793,1153 8805,1062 8829,1109 8841,1172 8854,1092 8866,1098 8878,1109 8890,1092 8902,1112 8914,1085 8927,1082 8951,1131 8963,1086 8975,1095 8987,1112 9000,1148 9012,1037 9024,1092 9036,1092 9048,1107 9060,1071 9073,1084 9085,1198 9097,1109 9109,1093 9121,1066 9133,1247 9145,1122 9158,1126 9170,1093 9182,1147 9194,983 9218,1090 9231,1154 9243,1107 9255,1159 9267,1099 9291,879 9328,1064 9340,1057 9352,1081 9364,1119 9377,929 9389,1072 9401,1110 9413,1103 9425,1522 9437,721 9449,1148 9462,1096 9474,1082 9486,1424 9498,1099 9522,1366 9535,1132 9547,1091 9571,1533 9583,1148 9595,1072 9608,1184 9632,1237 9656,1096 9668,1092 9681,1065 9693,1050 9705,1099 9717,1119 9729,1056 9741,1065 9753,1105 9766,1069 9778,1089 9790,1127 9802,1127 9814,1264 9826,1144 9839,1064 9851,1117 9863,1137 9875,1094 9887,1128 9899,1135 9912,1123 9924,1088 9936,1104 9948,1075 9960,1216 9972,1078 9985,1121 9997,1056 10009,1211 10021,1064 10033,1109 10045,1097 10058,1150 10070,1134 10082,1109 10094,1122 10106,1304 10118,1072 10130,1105 10143,864 10155,1055 10167,1094 10179,1080 10203,1114 10216,1051 10228,1041 10240,1074 10252,995 10264,763 10276,1059 10301,1141 10313,1190 10325,1078 10337,1112 10349,1130 10362,1138 10374,1075 10386,1062 10398,1078 10410,1128 10422,1076 10434,1143 10447,1133 10459,1141 10471,1095 10483,1139 10495,1127 10507,1166 10520,1096 10532,1161 10544,1104 10556,1179 10568,1083 10580,1104 10593,1086 10605,1138 10617,1079 10629,1151 10641,1097 10653,1155 10666,1070 10678,1066">
          <text:p/>
        </draw:polyline>
        <draw:line draw:style-name="gr8" draw:text-style-name="P2" draw:layer="layout" svg:x1="1.591cm" svg:y1="6.222cm" svg:x2="1.591cm" svg:y2="1.419cm">
          <text:p/>
        </draw:line>
        <draw:line draw:style-name="gr8" draw:text-style-name="P2" draw:layer="layout" svg:x1="12.268cm" svg:y1="6.222cm" svg:x2="12.268cm" svg:y2="1.419cm">
          <text:p/>
        </draw:line>
        <draw:line draw:style-name="gr8" draw:text-style-name="P2" draw:layer="layout" svg:x1="1.591cm" svg:y1="6.222cm" svg:x2="12.268cm" svg:y2="6.222cm">
          <text:p/>
        </draw:line>
        <draw:line draw:style-name="gr8" draw:text-style-name="P2" draw:layer="layout" svg:x1="1.591cm" svg:y1="1.419cm" svg:x2="12.268cm" svg:y2="1.419cm">
          <text:p/>
        </draw:line>
        <draw:polygon draw:style-name="gr1" draw:text-style-name="P1" draw:layer="layout" svg:width="10.677cm" svg:height="4.803cm" svg:x="14.062cm" svg:y="1.419cm" svg:viewBox="0 0 10678 4804" draw:points="0,4804 10678,4804 10678,0 0,0">
          <text:p/>
        </draw:polygon>
        <draw:line draw:style-name="gr2" draw:text-style-name="P2" draw:layer="layout" svg:x1="14.062cm" svg:y1="6.222cm" svg:x2="14.062cm" svg:y2="1.419cm">
          <text:p/>
        </draw:line>
        <draw:polygon draw:style-name="gr3" draw:text-style-name="P3" draw:layer="layout" svg:width="0cm" svg:height="0.122cm" svg:x="14.062cm" svg:y="6.222cm" svg:viewBox="0 0 0 123" draw:points="0,0 0,123">
          <text:p/>
        </draw:polygon>
        <draw:line draw:style-name="gr4" draw:text-style-name="P2" draw:layer="layout" svg:x1="14.062cm" svg:y1="6.222cm" svg:x2="14.062cm" svg:y2="6.345cm">
          <text:p/>
        </draw:line>
        <draw:frame draw:style-name="gr5" draw:text-style-name="P5" draw:layer="layout" svg:width="2.098cm" svg:height="0.497cm" draw:transform="rotate (1.5707963267949) translate (0.183cm 4.868cm)">
          <draw:text-box>
            <text:p text:style-name="P4"><text:span text:style-name="T1">QPS (Kilo)</text:span></text:p>
          </draw:text-box>
        </draw:frame>
        <draw:line draw:style-name="gr2" draw:text-style-name="P2" draw:layer="layout" svg:x1="16.019cm" svg:y1="6.222cm" svg:x2="16.019cm" svg:y2="1.419cm">
          <text:p/>
        </draw:line>
        <draw:polygon draw:style-name="gr3" draw:text-style-name="P3" draw:layer="layout" svg:width="0cm" svg:height="0.122cm" svg:x="16.019cm" svg:y="6.222cm" svg:viewBox="0 0 0 123" draw:points="0,0 0,123">
          <text:p/>
        </draw:polygon>
        <draw:line draw:style-name="gr4" draw:text-style-name="P2" draw:layer="layout" svg:x1="16.019cm" svg:y1="6.222cm" svg:x2="16.019cm" svg:y2="6.345cm">
          <text:p/>
        </draw:line>
        <draw:frame draw:style-name="gr5" draw:text-style-name="P5" draw:layer="layout" svg:width="0.422cm" svg:height="0.497cm" svg:x="13.928cm" svg:y="6.398cm">
          <draw:text-box>
            <text:p text:style-name="P4"><text:span text:style-name="T1">0</text:span></text:p>
          </draw:text-box>
        </draw:frame>
        <draw:line draw:style-name="gr2" draw:text-style-name="P2" draw:layer="layout" svg:x1="17.977cm" svg:y1="6.222cm" svg:x2="17.977cm" svg:y2="1.419cm">
          <text:p/>
        </draw:line>
        <draw:polygon draw:style-name="gr3" draw:text-style-name="P3" draw:layer="layout" svg:width="0cm" svg:height="0.122cm" svg:x="17.977cm" svg:y="6.222cm" svg:viewBox="0 0 0 123" draw:points="0,0 0,123">
          <text:p/>
        </draw:polygon>
        <draw:line draw:style-name="gr4" draw:text-style-name="P2" draw:layer="layout" svg:x1="17.977cm" svg:y1="6.222cm" svg:x2="17.977cm" svg:y2="6.345cm">
          <text:p/>
        </draw:line>
        <draw:frame draw:style-name="gr5" draw:text-style-name="P5" draw:layer="layout" svg:width="0.544cm" svg:height="0.497cm" svg:x="15.75cm" svg:y="6.398cm">
          <draw:text-box>
            <text:p text:style-name="P4"><text:span text:style-name="T1">50</text:span></text:p>
          </draw:text-box>
        </draw:frame>
        <draw:line draw:style-name="gr2" draw:text-style-name="P2" draw:layer="layout" svg:x1="19.934cm" svg:y1="6.222cm" svg:x2="19.934cm" svg:y2="1.419cm">
          <text:p/>
        </draw:line>
        <draw:polygon draw:style-name="gr3" draw:text-style-name="P3" draw:layer="layout" svg:width="0cm" svg:height="0.122cm" svg:x="19.934cm" svg:y="6.222cm" svg:viewBox="0 0 0 123" draw:points="0,0 0,123">
          <text:p/>
        </draw:polygon>
        <draw:line draw:style-name="gr4" draw:text-style-name="P2" draw:layer="layout" svg:x1="19.934cm" svg:y1="6.222cm" svg:x2="19.934cm" svg:y2="6.345cm">
          <text:p/>
        </draw:line>
        <draw:frame draw:style-name="gr5" draw:text-style-name="P5" draw:layer="layout" svg:width="0.815cm" svg:height="0.497cm" svg:x="17.573cm" svg:y="6.398cm">
          <draw:text-box>
            <text:p text:style-name="P4"><text:span text:style-name="T1">100</text:span></text:p>
          </draw:text-box>
        </draw:frame>
        <draw:line draw:style-name="gr2" draw:text-style-name="P2" draw:layer="layout" svg:x1="21.891cm" svg:y1="6.222cm" svg:x2="21.891cm" svg:y2="1.419cm">
          <text:p/>
        </draw:line>
        <draw:polygon draw:style-name="gr3" draw:text-style-name="P3" draw:layer="layout" svg:width="0cm" svg:height="0.122cm" svg:x="21.891cm" svg:y="6.222cm" svg:viewBox="0 0 0 123" draw:points="0,0 0,123">
          <text:p/>
        </draw:polygon>
        <draw:line draw:style-name="gr4" draw:text-style-name="P2" draw:layer="layout" svg:x1="21.891cm" svg:y1="6.222cm" svg:x2="21.891cm" svg:y2="6.345cm">
          <text:p/>
        </draw:line>
        <draw:frame draw:style-name="gr5" draw:text-style-name="P5" draw:layer="layout" svg:width="0.815cm" svg:height="0.497cm" svg:x="19.53cm" svg:y="6.398cm">
          <draw:text-box>
            <text:p text:style-name="P4"><text:span text:style-name="T1">150</text:span></text:p>
          </draw:text-box>
        </draw:frame>
        <draw:line draw:style-name="gr2" draw:text-style-name="P2" draw:layer="layout" svg:x1="23.849cm" svg:y1="6.222cm" svg:x2="23.849cm" svg:y2="1.419cm">
          <text:p/>
        </draw:line>
        <draw:polygon draw:style-name="gr3" draw:text-style-name="P3" draw:layer="layout" svg:width="0cm" svg:height="0.122cm" svg:x="23.849cm" svg:y="6.222cm" svg:viewBox="0 0 0 123" draw:points="0,0 0,123">
          <text:p/>
        </draw:polygon>
        <draw:line draw:style-name="gr4" draw:text-style-name="P2" draw:layer="layout" svg:x1="23.849cm" svg:y1="6.222cm" svg:x2="23.849cm" svg:y2="6.345cm">
          <text:p/>
        </draw:line>
        <draw:frame draw:style-name="gr5" draw:text-style-name="P5" draw:layer="layout" svg:width="0.815cm" svg:height="0.497cm" svg:x="21.487cm" svg:y="6.398cm">
          <draw:text-box>
            <text:p text:style-name="P4"><text:span text:style-name="T1">200</text:span></text:p>
          </draw:text-box>
        </draw:frame>
        <draw:frame draw:style-name="gr5" draw:text-style-name="P5" draw:layer="layout" svg:width="0.815cm" svg:height="0.497cm" svg:x="23.445cm" svg:y="6.398cm">
          <draw:text-box>
            <text:p text:style-name="P4"><text:span text:style-name="T1">250</text:span></text:p>
          </draw:text-box>
        </draw:frame>
        <draw:line draw:style-name="gr2" draw:text-style-name="P2" draw:layer="layout" svg:x1="14.062cm" svg:y1="6.222cm" svg:x2="24.739cm" svg:y2="6.222cm">
          <text:p/>
        </draw:line>
        <draw:polygon draw:style-name="gr3" draw:text-style-name="P3" draw:layer="layout" svg:width="0.122cm" svg:height="0cm" svg:x="13.939cm" svg:y="6.222cm" svg:viewBox="0 0 123 0" draw:points="123,0 0,0">
          <text:p/>
        </draw:polygon>
        <draw:line draw:style-name="gr4" draw:text-style-name="P2" draw:layer="layout" svg:x1="14.062cm" svg:y1="6.222cm" svg:x2="13.939cm" svg:y2="6.222cm">
          <text:p/>
        </draw:line>
        <draw:frame draw:style-name="gr5" draw:text-style-name="P5" draw:layer="layout" svg:width="2.233cm" svg:height="0.497cm" svg:x="18.288cm" svg:y="7.504cm">
          <draw:text-box>
            <text:p text:style-name="P4"><text:span text:style-name="T1">Time (sec)</text:span></text:p>
          </draw:text-box>
        </draw:frame>
        <draw:line draw:style-name="gr2" draw:text-style-name="P2" draw:layer="layout" svg:x1="14.062cm" svg:y1="4.585cm" svg:x2="24.739cm" svg:y2="4.585cm">
          <text:p/>
        </draw:line>
        <draw:polygon draw:style-name="gr3" draw:text-style-name="P3" draw:layer="layout" svg:width="0.122cm" svg:height="0cm" svg:x="13.939cm" svg:y="4.585cm" svg:viewBox="0 0 123 0" draw:points="123,0 0,0">
          <text:p/>
        </draw:polygon>
        <draw:line draw:style-name="gr4" draw:text-style-name="P2" draw:layer="layout" svg:x1="14.062cm" svg:y1="4.585cm" svg:x2="13.939cm" svg:y2="4.585cm">
          <text:p/>
        </draw:line>
        <draw:frame draw:style-name="gr5" draw:text-style-name="P5" draw:layer="layout" svg:width="0.422cm" svg:height="0.497cm" svg:x="13.546cm" svg:y="5.99cm">
          <draw:text-box>
            <text:p text:style-name="P4"><text:span text:style-name="T1">0</text:span></text:p>
          </draw:text-box>
        </draw:frame>
        <draw:line draw:style-name="gr2" draw:text-style-name="P2" draw:layer="layout" svg:x1="14.062cm" svg:y1="2.948cm" svg:x2="24.739cm" svg:y2="2.948cm">
          <text:p/>
        </draw:line>
        <draw:polygon draw:style-name="gr3" draw:text-style-name="P3" draw:layer="layout" svg:width="0.122cm" svg:height="0cm" svg:x="13.939cm" svg:y="2.948cm" svg:viewBox="0 0 123 0" draw:points="123,0 0,0">
          <text:p/>
        </draw:polygon>
        <draw:line draw:style-name="gr4" draw:text-style-name="P2" draw:layer="layout" svg:x1="14.062cm" svg:y1="2.948cm" svg:x2="13.939cm" svg:y2="2.948cm">
          <text:p/>
        </draw:line>
        <draw:frame draw:style-name="gr5" draw:text-style-name="P5" draw:layer="layout" svg:width="0.544cm" svg:height="0.497cm" svg:x="13.277cm" svg:y="4.354cm">
          <draw:text-box>
            <text:p text:style-name="P4"><text:span text:style-name="T1">20</text:span></text:p>
          </draw:text-box>
        </draw:frame>
        <draw:frame draw:style-name="gr5" draw:text-style-name="P5" draw:layer="layout" svg:width="0.544cm" svg:height="0.497cm" svg:x="13.277cm" svg:y="2.717cm">
          <draw:text-box>
            <text:p text:style-name="P4"><text:span text:style-name="T1">40</text:span></text:p>
          </draw:text-box>
        </draw:frame>
        <draw:polyline draw:style-name="gr6" draw:text-style-name="P2" draw:layer="layout" svg:width="10.677cm" svg:height="3.724cm" svg:x="14.062cm" svg:y="2.498cm" svg:viewBox="0 0 10678 3725" draw:points="0,558 10,512 20,505 30,532 39,480 49,475 59,535 69,538 88,600 98,646 108,548 118,558 127,687 137,759 147,608 157,618 167,641 176,745 186,655 196,699 206,643 235,769 245,636 255,745 264,651 274,622 284,733 294,701 304,606 313,935 323,1052 333,678 343,734 352,713 362,717 372,657 382,712 392,820 401,695 411,679 421,680 431,635 441,656 450,665 460,655 470,776 480,664 489,693 499,662 509,658 519,624 529,630 538,605 548,633 558,566 568,722 578,686 587,588 597,565 607,622 626,589 636,579 646,622 656,608 666,629 675,616 685,712 695,571 705,584 715,586 724,648 734,569 744,620 754,585 763,588 773,619 783,593 793,636 812,1183 822,1201 832,1151 842,1181 852,1175 861,1191 871,1230 891,1180 900,1236 910,1239 920,1222 940,1275 949,1207 959,1203 979,1291 989,1266 998,1275 1008,1237 1018,1270 1028,1235 1038,1243 1057,1240 1077,1204 1086,1231 1096,1293 1106,1207 1116,969 1126,595 1145,504 1155,480 1175,606 1184,614 1194,604 1204,648 1214,620 1223,649 1233,555 1243,590 1253,610 1263,604 1272,634 1282,636 1292,624 1302,559 1312,584 1321,570 1331,637 1341,645 1351,569 1360,637 1380,596 1390,546 1400,641 1409,649 1419,627 1429,689 1439,709 1449,636 1458,726 1468,660 1478,708 1488,661 1497,677 1507,661 1517,690 1527,650 1537,631 1546,634 1566,694 1576,674 1586,680 1595,636 1615,689 1625,599 1634,617 1644,600 1654,764 1664,1232 1683,1121 1693,1210 1703,1170 1713,1174 1723,1197 1732,1148 1742,1224 1752,922 1762,449 1771,965 1781,802 1791,536 1801,537 1811,658 1820,690 1830,2105 1840,2567 1850,2588 1860,2595 1869,2589 1879,2578 1889,2590 1899,2588 1908,2572 1918,2605 1928,2598 1938,2620 1948,2627 1958,2585 1968,2593 1978,2622 1988,2606 1998,2603 2007,2589 2027,2615 2037,2627 2047,2627 2056,2647 2066,2657 2076,2602 2086,2749 2095,2772 2105,2777 2115,2764 2125,2645 2135,2627 2144,2659 2154,2710 2164,2677 2174,2729 2184,2730 2193,2682 2203,2758 2213,2725 2223,2758 2232,2754 2242,2610 2252,2632 2262,2619 2272,2577 2281,2609 2291,2575 2301,2587 2311,2570 2321,2603 2330,2579 2340,2523 2350,2612 2360,2588 2369,2603 2379,2604 2389,2620 2399,2580 2409,2594 2418,2584 2428,2543 2438,2597 2448,2611 2458,2615 2467,2605 2477,2565 2497,2588 2516,2522 2526,2594 2536,2551 2546,2589 2555,2573 2565,2597 2575,2564 2585,2622 2595,2596 2604,2556 2614,2564 2624,2602 2643,2572 2663,2567 2683,2628 2692,2562 2702,2575 2712,2557 2732,2542 2741,2595 2751,2549 2761,2572 2771,2573 2780,2559 2790,2615 2800,2572 2810,2627 2820,2621 2829,2588 2839,2600 2849,2717 2859,2752 2869,2704 2878,2524 2888,2620 2908,2551 2917,2587 2927,2538 2937,2600 2947,2624 2957,2530 2966,2602 2986,2531 2996,2523 3006,2588 3015,2516 3025,2594 3035,2580 3045,2605 3055,2591 3064,2587 3074,2605 3084,2585 3094,2547 3103,2610 3113,2615 3123,2595 3133,2603 3143,2575 3152,2562 3162,2524 3172,2609 3182,2606 3192,2586 3201,2550 3211,2584 3221,2564 3231,2606 3240,2619 3250,2562 3260,2605 3270,2618 3280,2567 3289,2600 3299,2604 3309,2585 3319,2607 3329,2573 3338,2583 3348,2600 3358,2566 3368,2585 3377,2581 3387,2572 3397,2549 3407,2610 3417,2599 3426,2576 3436,2623 3446,2753 3466,2775 3475,2773 3485,2748 3495,2762 3514,2760 3524,2770 3534,2758 3544,2765 3554,2763 3563,2768 3583,2770 3593,2759 3603,2756 3612,2758 3622,2770 3632,2747 3642,2750 3651,2744 3661,2760 3681,2759 3691,2757 3700,2692 3710,2597 3720,2555 3740,2705 3759,2715 3769,2630 3788,2559 3798,2555 3808,2587 3828,2783 3837,2791 3847,2777 3857,2711 3867,2579 3886,2531 3916,2735 3925,2704 3935,2722 3945,2593 3955,2595 3965,2601 3974,2547 3984,2592 3994,2605 4004,2628 4014,2568 4023,2567 4043,2607 4053,2574 4063,2606 4082,2585 4102,2603 4111,2577 4121,2598 4131,2579 4141,2601 4151,2586 4160,2612 4170,2603 4190,2617 4200,2736 4219,2768 4229,2774 4239,2759 4248,2767 4258,2598 4268,2576 4278,2596 4288,2577 4297,2537 4307,2599 4317,2564 4327,2569 4337,2595 4346,2586 4356,2554 4366,2619 4385,2576 4395,2607 4425,2604 4434,2594 4454,2591 4464,2602 4474,2599 4483,2604 4493,2600 4503,2601 4513,2608 4522,2590 4532,2603 4542,2604 4552,2648 4562,2762 4571,2773 4581,2769 4591,2777 4601,2818 4611,2809 4620,2787 4630,2722 4640,2686 4650,2737 4659,2669 4669,2695 4679,2701 4699,2670 4708,2668 4718,2714 4728,2739 4738,2844 4748,2838 4757,3036 4767,3725 4777,3725 4796,995 4816,1000 4826,970 4836,976 4845,966 4855,1021 4865,960 4875,981 4894,0 4904,114 4914,427 4924,312 4943,459 4953,432 4963,382 4982,395 4992,435 5002,456 5012,389 5022,387 5031,502 5041,352 5051,434 5061,374 5070,476 5080,358 5090,381 5100,349 5110,506 5119,403 5129,352 5139,389 5149,498 5159,376 5168,422 5178,349 5188,474 5198,383 5208,386 5217,417 5227,705 5237,428 5247,593 5256,412 5266,497 5276,408 5286,478 5296,503 5305,592 5315,486 5325,569 5335,422 5345,582 5354,395 5364,403 5374,488 5393,533 5403,470 5413,596 5423,441 5433,555 5442,315 5462,490 5472,391 5482,389 5491,342 5501,338 5511,404 5530,317 5540,343 5550,512 5560,325 5570,350 5579,556 5589,522 5599,389 5609,362 5619,373 5628,431 5638,344 5658,398 5667,394 5677,332 5687,365 5697,325 5707,607 5716,408 5726,380 5736,392 5746,440 5756,344 5765,400 5775,394 5785,419 5795,330 5804,391 5814,341 5824,422 5834,368 5844,374 5853,424 5863,430 5873,389 5883,392 5893,455 5912,899 5922,892 5932,990 5941,932 5951,466 5961,342 5971,366 5981,498 5990,432 6000,880 6010,889 6020,393 6030,779 6039,902 6049,906 6059,873 6069,911 6078,900 6088,915 6098,958 6108,923 6118,634 6127,474 6137,410 6147,404 6167,387 6176,442 6186,362 6196,431 6206,354 6216,395 6225,343 6235,436 6245,467 6255,457 6264,389 6274,364 6284,421 6294,352 6304,434 6313,425 6323,391 6333,521 6343,459 6353,363 6362,356 6372,429 6392,401 6401,370 6411,558 6421,597 6431,357 6441,699 6450,508 6470,343 6480,394 6490,387 6499,367 6509,358 6519,367 6529,353 6538,419 6558,389 6568,448 6578,466 6587,353 6597,355 6607,392 6627,431 6636,405 6646,424 6656,457 6666,356 6675,341 6685,443 6695,448 6705,410 6715,403 6724,427 6734,411 6744,368 6754,398 6764,482 6773,313 6783,404 6793,344 6812,475 6822,427 6832,433 6842,481 6861,433 6871,375 6881,387 6891,461 6901,442 6910,393 6920,421 6930,670 6940,1052 6949,971 6959,952 6969,964 6979,934 6989,868 6998,742 7018,908 7028,945 7038,495 7047,426 7057,412 7067,377 7077,376 7086,380 7096,406 7106,466 7116,476 7135,371 7155,494 7165,408 7175,362 7184,449 7194,471 7204,552 7214,509 7224,535 7233,508 7243,521 7263,420 7282,387 7302,465 7331,367 7341,364 7351,399 7361,448 7370,384 7380,429 7390,391 7400,429 7409,432 7419,476 7439,415 7449,435 7458,417 7468,420 7478,394 7488,337 7498,456 7507,419 7517,367 7527,365 7537,457 7546,510 7566,304 7576,348 7586,530 7595,392 7615,373 7625,411 7635,405 7644,335 7654,361 7664,448 7674,450 7683,370 7693,435 7703,438 7713,423 7723,431 7732,406 7742,469 7772,346 7791,527 7811,393 7820,547 7830,534 7840,494 7850,553 7860,539 7869,516 7879,532 7889,620 7899,575 7909,490 7918,569 7928,524 7938,451 7948,585 7957,443 7967,386 7977,684 7987,809 8006,359 8016,482 8026,307 8036,387 8046,383 8055,436 8065,525 8075,353 8085,382 8094,743 8104,894 8114,886 8124,966 8134,886 8143,942 8153,886 8163,868 8173,890 8183,446 8192,442 8202,359 8212,402 8222,499 8232,471 8241,368 8251,407 8261,496 8280,376 8290,457 8320,338 8329,393 8339,605 8349,391 8359,402 8378,392 8388,390 8398,383 8408,480 8417,427 8427,414 8437,421 8447,397 8457,394 8476,483 8486,454 8496,370 8506,343 8515,335 8525,453 8535,351 8545,399 8554,379 8564,396 8574,396 8584,364 8603,422 8613,361 8623,412 8633,381 8643,449 8652,407 8662,431 8672,368 8682,395 8691,391 8711,423 8721,367 8731,494 8740,471 8750,376 8760,398 8780,353 8789,350 8799,364 8809,364 8819,487 8828,464 8838,416 8848,402 8858,428 8868,388 8877,366 8887,361 8897,401 8907,423 8917,377 8926,481 8936,414 8946,402 8956,366 8965,364 8975,432 8985,367 8995,382 9005,483 9014,382 9024,415 9034,380 9054,437 9063,446 9073,407 9083,441 9093,283 9102,426 9112,352 9122,452 9132,370 9142,467 9151,412 9161,387 9171,327 9181,425 9191,423 9200,454 9210,411 9220,418 9230,432 9240,480 9249,362 9259,419 9269,372 9279,458 9288,395 9298,380 9308,429 9318,410 9328,346 9337,361 9347,352 9357,414 9367,349 9377,419 9386,355 9396,415 9406,337 9416,448 9425,370 9435,357 9445,332 9455,399 9465,300 9474,469 9484,360 9494,467 9504,452 9514,503 9523,329 9533,428 9543,358 9553,569 9562,384 9572,372 9582,401 9592,393 9602,333 9621,381 9631,450 9641,372 9651,375 9670,414 9680,343 9690,303 9709,453 9719,367 9729,350 9739,354 9748,344 9758,300 9768,354 9778,371 9788,461 9797,367 9807,319 9817,300 9827,335 9836,404 9846,342 9856,366 9866,437 9876,336 9885,377 9895,394 9905,485 9915,447 9925,372 9934,354 9944,441 9954,384 9964,457 9973,341 9983,420 9993,339 10003,379 10013,452 10022,428 10032,373 10042,402 10052,415 10062,418 10071,389 10081,381 10091,384 10101,415 10110,365 10120,366 10130,442 10140,436 10150,390 10159,367 10169,374 10179,491 10189,383 10199,352 10208,426 10218,465 10238,353 10247,448 10257,412 10267,357 10277,383 10287,380 10296,531 10306,385 10316,784 10326,912 10336,380 10345,354 10355,394 10365,522 10375,576 10385,498 10394,1032 10404,1001 10414,1096 10424,938 10433,937 10443,960 10453,1017 10463,883 10473,525 10482,531 10492,630 10502,376 10512,489 10522,463 10531,498 10541,478 10551,482 10561,381 10570,482 10580,395 10590,356 10600,366 10610,398 10629,321 10639,368 10649,525 10668,360 10678,352">
          <text:p/>
        </draw:polyline>
        <draw:polyline draw:style-name="gr7" draw:text-style-name="P2" draw:layer="layout" svg:width="10.677cm" svg:height="4.803cm" svg:x="14.062cm" svg:y="1.419cm" svg:viewBox="0 0 10678 4804" draw:points="0,1819 20,1941 30,1799 39,1806 49,2018 59,1994 69,2049 78,1781 88,1915 98,1792 108,1804 118,1898 127,1842 147,2214 157,1876 167,1870 176,1681 186,1754 196,1792 206,1903 215,1823 225,1873 235,2065 245,1798 255,1780 264,1750 274,1704 284,1868 294,1951 304,2149 313,2130 323,1765 333,1755 343,1694 352,1756 372,2125 382,2199 392,1725 411,1888 421,1748 431,1837 441,2001 450,2026 460,1902 470,2084 489,1720 499,1723 519,1736 529,1899 538,1894 548,1873 558,1781 568,1783 578,1952 587,1982 607,2194 617,2129 626,1869 636,2061 646,2100 656,2008 675,1958 685,1976 695,1912 705,2158 715,2055 734,2026 744,1980 754,2049 763,1966 773,1694 783,1994 793,1655 803,1515 812,1556 822,1624 842,1845 852,2054 861,1997 871,1895 881,1699 891,1756 900,1705 910,1827 920,2015 930,2039 940,2122 949,2099 959,2052 969,2076 979,2016 989,1987 998,2206 1008,2089 1018,2137 1028,2029 1038,2092 1047,2095 1057,2043 1067,2044 1077,2068 1106,1672 1116,1980 1126,1954 1135,1912 1145,1802 1155,2075 1165,2202 1175,2269 1184,1659 1204,1477 1214,1502 1223,1507 1243,2149 1263,1872 1272,1833 1282,1875 1292,1753 1302,1861 1312,2137 1321,1904 1331,2095 1341,1822 1351,1753 1360,1737 1370,1790 1380,1819 1400,2075 1409,1917 1419,1875 1439,1714 1449,1913 1458,1854 1488,2103 1497,2070 1507,2103 1517,2080 1527,1999 1537,1756 1546,1787 1556,2060 1566,1960 1576,1622 1586,1568 1595,1552 1605,1746 1615,1763 1625,1948 1634,1784 1644,2386 1654,1887 1674,1927 1683,1769 1693,1828 1713,2075 1723,2055 1732,1919 1742,1853 1752,1967 1762,1759 1771,1785 1791,3193 1801,3634 1811,2837 1820,1545 1830,1865 1850,1452 1860,1828 1869,3741 1879,3916 1899,3738 1908,3829 1918,4626 1928,3848 1938,3781 1958,3979 1978,3823 1988,3823 1998,3784 2007,3684 2027,3935 2037,3955 2056,3738 2066,3710 2086,3683 2095,3712 2105,3938 2115,3901 2125,3958 2135,3856 2144,3863 2154,3820 2164,3688 2174,3709 2184,3844 2193,3811 2203,3881 2213,3682 2223,3674 2232,3676 2242,3727 2252,3715 2262,3778 2272,3904 2281,3902 2291,3702 2301,3684 2321,3730 2330,3724 2340,3929 2350,3916 2360,3875 2369,3722 2379,3676 2389,3716 2399,3677 2409,3810 2418,4064 2428,3980 2438,4038 2448,3833 2458,3731 2467,3686 2477,3698 2487,3729 2497,3915 2506,3937 2516,3887 2526,3656 2536,3676 2546,3679 2555,3706 2565,3848 2575,3881 2585,3855 2595,3814 2604,3563 2614,3562 2624,3662 2634,3662 2643,3696 2653,4000 2663,4031 2673,4219 2683,3979 2692,3990 2702,3921 2712,3696 2722,3688 2732,4108 2741,4188 2751,4126 2761,3857 2771,3831 2780,4016 2800,3891 2810,4192 2829,4073 2839,3861 2849,3757 2859,3737 2869,3672 2878,3753 2888,4038 2898,4122 2917,3769 2927,3741 2937,3676 2947,3700 2957,3681 2966,4092 2976,4125 2986,4071 2996,3912 3006,3954 3015,3873 3025,4040 3035,3991 3045,4105 3055,3960 3064,3986 3074,3668 3094,3644 3113,3725 3123,4014 3133,4147 3143,4192 3152,3939 3162,3956 3172,3908 3182,3936 3192,3924 3201,4162 3211,4170 3221,4213 3231,3935 3240,3925 3250,3939 3260,3932 3270,3973 3280,4211 3289,4186 3299,4184 3319,3958 3329,3906 3338,3879 3368,4123 3377,4134 3387,4028 3397,3974 3407,3964 3426,3871 3436,4139 3446,4130 3456,4103 3466,3940 3475,3874 3485,3864 3505,3574 3514,3886 3524,3922 3534,4054 3544,3775 3554,3720 3563,3701 3573,3712 3583,3731 3593,3830 3603,3990 3622,3941 3632,3790 3642,3795 3651,3669 3661,3654 3681,4137 3691,4101 3710,3792 3720,3739 3730,3748 3740,3794 3749,3994 3759,3954 3769,4199 3779,3964 3788,4028 3798,3975 3808,3974 3818,3944 3828,4068 3837,4121 3847,4105 3867,3939 3877,4001 3896,3544 3906,3815 3925,4137 3945,3903 3955,3914 3965,3858 3974,3609 3994,4122 4004,4131 4014,4031 4023,4015 4033,4077 4043,4012 4053,3764 4063,3993 4072,4007 4082,3843 4092,4080 4102,3985 4111,3994 4121,4010 4131,3983 4141,4073 4160,3727 4170,3884 4190,3985 4200,3772 4209,3770 4219,3980 4229,3893 4239,3617 4248,3535 4258,3847 4268,3823 4278,3590 4288,3542 4297,3770 4307,3902 4317,3610 4327,3578 4337,3898 4346,3961 4356,3827 4366,3811 4376,3928 4385,3930 4395,4615 4405,3734 4415,4001 4425,3834 4434,3756 4444,3586 4454,3939 4464,4140 4474,3956 4493,4036 4503,3905 4513,3569 4522,3599 4532,3866 4542,3950 4552,3748 4562,3796 4571,3803 4581,4142 4591,3854 4601,3738 4611,3971 4620,4075 4630,3864 4640,3884 4650,4091 4659,4136 4669,3985 4679,3982 4689,3942 4699,4009 4708,3724 4718,3775 4738,4067 4748,3833 4767,4049 4777,4129 4787,3894 4796,3944 4806,4509 4816,4804 4826,4804 4836,3838 4845,465 4855,344 4865,0 4875,34 4885,216 4894,1352 4904,1272 4914,1110 4924,774 4933,1445 4943,786 4953,680 4963,1290 4973,1528 4992,904 5012,770 5022,750 5031,673 5041,1212 5051,1234 5061,1135 5070,1245 5080,1086 5090,1033 5100,1210 5110,1231 5119,1219 5129,1405 5139,1189 5149,1329 5159,1320 5168,1255 5178,1264 5188,1326 5208,1057 5217,1283 5227,1325 5247,840 5256,1011 5266,910 5276,595 5286,699 5296,574 5305,674 5325,539 5335,556 5345,631 5354,580 5364,571 5374,652 5384,577 5393,1029 5403,1265 5413,1231 5423,1252 5433,1300 5442,915 5452,721 5462,677 5472,750 5482,898 5491,967 5501,956 5511,1285 5521,1009 5530,1011 5540,943 5550,938 5560,958 5570,902 5579,983 5589,1182 5599,1599 5609,1104 5619,1086 5628,1140 5638,907 5648,945 5658,1076 5667,1076 5677,970 5687,1185 5697,1305 5707,1297 5716,1259 5726,1272 5736,1313 5746,1270 5756,1103 5765,1437 5785,1229 5795,1432 5804,1286 5814,1303 5834,1100 5853,578 5873,770 5883,548 5893,611 5912,816 5922,717 5932,807 5941,1433 5971,1262 5981,1315 5990,1088 6000,1066 6010,858 6030,1524 6039,1245 6049,1222 6059,1396 6069,1243 6078,859 6098,780 6108,563 6127,810 6137,808 6147,633 6157,1326 6167,1278 6176,1283 6186,1276 6206,1327 6225,1182 6235,1295 6264,689 6274,732 6284,696 6294,912 6304,674 6313,742 6323,674 6333,1039 6343,716 6353,821 6362,522 6372,1050 6382,802 6401,651 6411,986 6421,1074 6431,1286 6441,1319 6450,1281 6460,611 6480,699 6490,587 6499,582 6509,569 6519,681 6529,623 6538,797 6548,491 6558,642 6568,634 6578,833 6587,1240 6597,1317 6607,953 6617,755 6627,1281 6636,1337 6646,1236 6666,870 6675,1007 6685,1018 6695,1278 6715,865 6724,662 6734,1033 6744,1108 6754,995 6764,1191 6773,1117 6783,1137 6803,947 6812,1394 6822,1624 6832,1043 6852,707 6861,1172 6881,1327 6891,1336 6901,969 6910,985 6920,1063 6930,521 6940,570 6949,545 6959,671 6969,645 6979,1309 6989,1391 6998,1299 7008,1003 7018,881 7028,810 7047,598 7057,630 7067,702 7077,1102 7086,1135 7096,1384 7106,1361 7116,1664 7126,1473 7135,519 7165,871 7175,833 7184,814 7204,958 7214,1293 7233,1265 7243,1237 7253,1032 7272,1241 7282,1122 7292,750 7302,779 7312,726 7321,915 7331,1319 7341,1259 7351,1259 7361,1240 7370,1097 7390,692 7400,1132 7409,1051 7419,651 7429,810 7439,888 7449,1290 7458,1327 7478,1126 7488,1432 7507,1256 7517,1342 7527,721 7537,711 7546,758 7556,1010 7566,1401 7576,907 7586,732 7595,852 7605,893 7615,1048 7625,633 7654,936 7664,1622 7674,1390 7683,1276 7703,900 7713,828 7723,1049 7732,981 7742,771 7752,829 7762,733 7772,1230 7781,774 7791,843 7811,1400 7830,1100 7840,1264 7850,1300 7860,1254 7879,980 7889,1294 7899,1274 7909,1122 7918,866 7928,854 7938,737 7948,963 7957,1072 7967,1386 7977,1304 7997,1046 8006,1263 8016,1275 8036,1011 8046,1236 8055,1264 8065,1168 8075,1400 8085,1105 8094,1090 8104,1161 8114,998 8124,988 8134,1202 8143,614 8153,718 8163,1034 8173,835 8183,515 8202,894 8212,1081 8222,777 8232,1098 8241,1244 8251,1258 8261,1192 8271,1257 8280,1270 8300,1236 8310,861 8320,897 8329,762 8339,866 8349,1038 8359,964 8369,803 8378,929 8398,1297 8408,1308 8417,1291 8427,650 8437,862 8447,860 8457,851 8486,684 8496,1002 8506,1719 8515,1270 8525,1228 8535,1284 8545,757 8554,975 8564,833 8574,815 8584,851 8594,857 8603,919 8613,728 8623,1373 8633,817 8643,728 8652,824 8662,1074 8672,1084 8682,1200 8691,1229 8701,775 8711,925 8721,821 8731,916 8740,945 8750,560 8760,595 8770,881 8780,1037 8789,902 8799,914 8809,592 8819,893 8828,1041 8838,599 8848,705 8868,1252 8877,1204 8887,1215 8907,713 8917,707 8926,647 8936,1468 8946,1334 8965,1248 8975,1351 8995,865 9005,821 9014,1327 9024,804 9034,887 9044,737 9054,808 9063,1370 9083,727 9102,1382 9112,1190 9122,1225 9132,801 9142,1029 9151,766 9161,961 9171,804 9181,799 9191,828 9200,705 9210,721 9220,635 9230,508 9240,579 9249,1046 9259,1250 9269,1274 9279,1244 9288,1170 9298,1042 9318,631 9328,827 9337,647 9347,1044 9357,1264 9367,979 9377,1335 9386,1407 9406,1022 9416,1044 9425,1040 9455,597 9465,631 9474,606 9484,766 9494,815 9504,812 9514,832 9523,867 9533,1154 9543,989 9553,1186 9562,989 9572,1125 9582,1063 9592,904 9602,987 9611,1271 9621,1414 9631,939 9641,915 9651,1291 9660,1319 9670,1317 9680,942 9690,1350 9699,1357 9709,1328 9719,811 9729,1321 9739,1316 9748,927 9758,1899 9768,1324 9778,1523 9788,1427 9797,934 9807,1016 9817,949 9827,759 9836,1217 9846,1094 9856,905 9866,937 9876,1311 9885,1335 9895,1273 9905,1247 9915,1052 9925,1509 9934,1272 9944,1257 9964,883 9983,1383 9993,1221 10003,1146 10013,818 10022,891 10032,913 10042,1120 10052,932 10062,1085 10071,961 10081,937 10091,1169 10101,906 10110,1032 10120,849 10130,972 10140,911 10150,981 10159,1237 10169,1019 10179,888 10189,696 10199,739 10208,612 10218,699 10228,544 10238,733 10247,717 10277,817 10287,556 10306,781 10316,1390 10326,1252 10336,1313 10345,927 10365,586 10385,790 10394,1200 10404,631 10414,602 10424,694 10433,1293 10443,1235 10453,1305 10463,1099 10473,1228 10482,720 10492,619 10502,727 10512,761 10531,1265 10551,1093 10561,795 10570,838 10580,667 10590,743 10600,605 10610,557 10629,888 10639,651 10649,840 10659,1115 10668,1014 10678,1329">
          <text:p/>
        </draw:polyline>
        <draw:line draw:style-name="gr8" draw:text-style-name="P2" draw:layer="layout" svg:x1="14.062cm" svg:y1="6.222cm" svg:x2="14.062cm" svg:y2="1.419cm">
          <text:p/>
        </draw:line>
        <draw:line draw:style-name="gr8" draw:text-style-name="P2" draw:layer="layout" svg:x1="24.739cm" svg:y1="6.222cm" svg:x2="24.739cm" svg:y2="1.419cm">
          <text:p/>
        </draw:line>
        <draw:line draw:style-name="gr8" draw:text-style-name="P2" draw:layer="layout" svg:x1="14.062cm" svg:y1="6.222cm" svg:x2="24.739cm" svg:y2="6.222cm">
          <text:p/>
        </draw:line>
        <draw:line draw:style-name="gr8" draw:text-style-name="P2" draw:layer="layout" svg:x1="14.062cm" svg:y1="1.419cm" svg:x2="24.739cm" svg:y2="1.419cm">
          <text:p/>
        </draw:line>
        <draw:path draw:style-name="gr9" draw:text-style-name="P6" draw:layer="layout" svg:width="6.163cm" svg:height="0.749cm" svg:x="8.315cm" svg:y="0.05cm" svg:viewBox="0 0 6164 750" svg:d="M85 750h5994c56 0 85-28 85-85v-580c0-56-29-85-85-85h-5994c-56 0-85 29-85 85v580c0 57 29 85 85 85z">
          <text:p/>
        </draw:path>
        <draw:line draw:style-name="gr6" draw:text-style-name="P2" draw:layer="layout" svg:x1="8.485cm" svg:y1="0.393cm" svg:x2="9.331cm" svg:y2="0.393cm">
          <text:p/>
        </draw:line>
        <draw:frame draw:style-name="gr5" draw:text-style-name="P5" draw:layer="layout" svg:width="2.233cm" svg:height="0.497cm" draw:transform="rotate (1.5707963267949) translate (12.654cm 4.936cm)">
          <draw:text-box>
            <text:p text:style-name="P4"><text:span text:style-name="T1">QPS (Kilo) </text:span></text:p>
          </draw:text-box>
        </draw:frame>
        <draw:line draw:style-name="gr7" draw:text-style-name="P2" draw:layer="layout" svg:x1="11.336cm" svg:y1="0.393cm" svg:x2="12.182cm" svg:y2="0.393cm">
          <text:p/>
        </draw:line>
        <draw:frame draw:style-name="gr5" draw:text-style-name="P5" draw:layer="layout" svg:width="0.823cm" svg:height="0.497cm" svg:x="9.671cm" svg:y="0.149cm">
          <draw:text-box>
            <text:p text:style-name="P4"><text:span text:style-name="T1">Xen</text:span></text:p>
          </draw:text-box>
        </draw:frame>
        <draw:frame draw:style-name="gr5" draw:text-style-name="P5" draw:layer="layout" svg:width="1.784cm" svg:height="0.497cm" svg:x="12.522cm" svg:y="0.149cm">
          <draw:text-box>
            <text:p text:style-name="P4"><text:span text:style-name="T1">HyperTP</text:span></text:p>
          </draw:text-box>
        </draw:frame>
        <draw:frame draw:style-name="gr10" draw:text-style-name="P7" draw:layer="layout" svg:width="2.382cm" svg:height="0.865cm" svg:x="1.652cm" svg:y="4.597cm">
          <draw:text-box>
            <text:p>InPlaceTP<text:line-break/> starts</text:p>
          </draw:text-box>
        </draw:frame>
        <draw:frame draw:style-name="gr11" draw:text-style-name="P7" draw:layer="layout" svg:width="3.302cm" svg:height="1.297cm" svg:x="6.324cm" svg:y="4.612cm">
          <draw:text-box>
            <text:p>InPlaceTP<text:line-break/> ends (9 sec)</text:p>
          </draw:text-box>
        </draw:frame>
        <draw:frame draw:style-name="gr12" draw:text-style-name="P7" draw:layer="layout" svg:width="3.302cm" svg:height="0.893cm" svg:x="19.558cm" svg:y="3.933cm">
          <draw:text-box>
            <text:p>Migration ends <text:s/>(76 sec)</text:p>
          </draw:text-box>
        </draw:frame>
        <draw:frame draw:style-name="gr13" draw:text-style-name="P7" draw:layer="layout" svg:width="3.302cm" svg:height="0.512cm" svg:x="19.558cm" svg:y="5.33cm">
          <draw:text-box>
            <text:p>Downtime</text:p>
          </draw:text-box>
        </draw:frame>
        <draw:frame draw:style-name="gr12" draw:text-style-name="P7" draw:layer="layout" svg:width="3.302cm" svg:height="0.893cm" svg:x="15.621cm" svg:y="1.651cm">
          <draw:text-box>
            <text:p>Migration <text:line-break/>starts </text:p>
          </draw:text-box>
        </draw:frame>
        <draw:line draw:style-name="gr14" draw:text-style-name="P8" draw:layer="layout" svg:x1="3.175cm" svg:y1="5.08cm" svg:x2="4.064cm" svg:y2="5.715cm">
          <text:p/>
        </draw:line>
        <draw:line draw:style-name="gr14" draw:text-style-name="P8" draw:layer="layout" svg:x1="4.445cm" svg:y1="5.334cm" svg:x2="6.477cm" svg:y2="4.953cm">
          <text:p/>
        </draw:line>
        <draw:line draw:style-name="gr14" draw:text-style-name="P8" draw:layer="layout" svg:x1="16.764cm" svg:y1="2.54cm" svg:x2="15.875cm" svg:y2="4.318cm">
          <text:p/>
        </draw:line>
        <draw:line draw:style-name="gr14" draw:text-style-name="P8" draw:layer="layout" svg:x1="20.066cm" svg:y1="4.445cm" svg:x2="18.923cm" svg:y2="4.826cm">
          <text:p/>
        </draw:line>
        <draw:line draw:style-name="gr14" draw:text-style-name="P8" draw:layer="layout" svg:x1="19.558cm" svg:y1="5.715cm" svg:x2="18.923cm" svg:y2="5.969cm">
          <text:p/>
        </draw:line>
        <draw:line draw:style-name="gr15" draw:layer="layout" svg:x1="1.524cm" svg:y1="6.858cm" svg:x2="3.937cm" svg:y2="6.858cm">
          <text:p/>
        </draw:line>
        <draw:line draw:style-name="gr15" draw:layer="layout" svg:x1="4.445cm" svg:y1="6.858cm" svg:x2="12.319cm" svg:y2="6.858cm">
          <text:p/>
        </draw:line>
        <draw:line draw:style-name="gr15" draw:layer="layout" svg:x1="13.97cm" svg:y1="6.858cm" svg:x2="18.923cm" svg:y2="6.858cm">
          <text:p/>
        </draw:line>
        <draw:line draw:style-name="gr15" draw:layer="layout" svg:x1="18.923cm" svg:y1="6.858cm" svg:x2="24.765cm" svg:y2="6.858cm">
          <text:p/>
        </draw:line>
        <draw:frame draw:style-name="gr10" draw:text-style-name="P7" draw:layer="layout" svg:width="2.382cm" svg:height="0.766cm" svg:x="1.936cm" svg:y="6.867cm">
          <draw:text-box>
            <text:p><text:s text:c="3"/>Xen</text:p>
          </draw:text-box>
        </draw:frame>
        <draw:frame draw:style-name="gr10" draw:text-style-name="P7" draw:layer="layout" svg:width="2.382cm" svg:height="0.766cm" svg:x="8.255cm" svg:y="6.907cm">
          <draw:text-box>
            <text:p><text:s text:c="3"/>KVM</text:p>
          </draw:text-box>
        </draw:frame>
        <draw:frame draw:style-name="gr10" draw:text-style-name="P7" draw:layer="layout" svg:width="2.382cm" svg:height="0.766cm" svg:x="16.033cm" svg:y="6.858cm">
          <draw:text-box>
            <text:p><text:s text:c="3"/>Xen</text:p>
          </draw:text-box>
        </draw:frame>
        <draw:frame draw:style-name="gr10" draw:text-style-name="P7" draw:layer="layout" svg:width="2.382cm" svg:height="0.766cm" svg:x="20.701cm" svg:y="6.867cm">
          <draw:text-box>
            <text:p><text:s text:c="3"/>KVM</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ejaVuSans" svg:font-family="DejaVuSans"/>
    <style:font-face style:name="DejaVu Sans2" svg:font-family="'DejaVu Sans'" style:font-pitch="variable"/>
    <style:font-face style:name="DejaVu Serif1" svg:font-family="'DejaVu Serif'" style:font-pitch="variable"/>
    <style:font-face style:name="DejaVuSans1" svg:font-family="DejaVuSans" style:font-pitch="variable"/>
    <style:font-face style:name="DejaVu Sans" svg:font-family="'DejaVu Sans'"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DejaVu Sans1" svg:font-family="'DejaVu Sans'"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DejaVu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dash="Dashed_20__28_var_29__20_4"/>
      <style:paragraph-properties fo:text-align="center"/>
      <style:text-properties fo:font-size="10.5pt"/>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24.993cm" fo:page-height="8.633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dc:date>2020-05-25T16:25:52.342318130</dc:date>
    <meta:editing-duration>PT38S</meta:editing-duration>
    <meta:editing-cycles>1</meta:editing-cycles>
    <meta:generator>LibreOffice/6.4.2.2$Linux_X86_64 LibreOffice_project/40$Build-2</meta:generator>
    <meta:document-statistic meta:object-count="110"/>
  </office:meta>
</office:document-meta>
</file>